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4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9529"/>
    </style:style>
    <style:style style:name="T4" style:family="text">
      <style:text-properties officeooo:rsid="0012567a"/>
    </style:style>
    <style:style style:name="T5" style:family="text">
      <style:text-properties officeooo:rsid="00139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tablerow: [<text:span text:style-name="T3">2</text:span>,<text:span text:style-name="T3">3</text:span>]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4">${<text:span text:style-name="T5">Counter</text:span>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3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4">${<text:span text:style-name="T5">Counter</text:span>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D3" office:value-type="string">
            <text:p text:style-name="P3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8:25.322000000</dc:date>
    <meta:editing-duration>PT22M19S</meta:editing-duration>
    <meta:editing-cycles>8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5" meta:word-count="39" meta:character-count="487" meta:non-whitespace-character-count="457"/>
  </office:meta>
</office:document-meta>
</file>